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2fe4" officeooo:paragraph-rsid="00162fe4"/>
    </style:style>
    <style:style style:name="P2" style:family="paragraph" style:parent-style-name="Standard">
      <style:paragraph-properties fo:text-align="start" style:justify-single-word="false"/>
      <style:text-properties officeooo:rsid="00162fe4" officeooo:paragraph-rsid="00162fe4"/>
    </style:style>
    <style:style style:name="P3" style:family="paragraph" style:parent-style-name="Standard">
      <style:paragraph-properties fo:text-align="start" style:justify-single-word="false"/>
      <style:text-properties officeooo:rsid="00162fe4" officeooo:paragraph-rsid="00192b3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62fe4" officeooo:paragraph-rsid="00162fe4"/>
    </style:style>
    <style:style style:name="P5" style:family="paragraph" style:parent-style-name="Standard">
      <style:paragraph-properties fo:text-align="start" style:justify-single-word="false"/>
      <style:text-properties officeooo:rsid="00162fe4" officeooo:paragraph-rsid="00162fe4"/>
    </style:style>
    <style:style style:name="P6" style:family="paragraph" style:parent-style-name="Standard">
      <style:paragraph-properties fo:text-align="start" style:justify-single-word="false"/>
      <style:text-properties fo:color="#bf0041" fo:font-weight="bold" officeooo:rsid="00192b32" officeooo:paragraph-rsid="00192b3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62fe4" officeooo:paragraph-rsid="00162fe4" style:font-weight-asian="bold" style:font-weight-complex="bold"/>
    </style:style>
    <style:style style:name="T1" style:family="text">
      <style:text-properties officeooo:rsid="00174868"/>
    </style:style>
    <style:style style:name="T2" style:family="text">
      <style:text-properties officeooo:rsid="001c519a"/>
    </style:style>
    <style:style style:name="T3" style:family="text">
      <style:text-properties officeooo:rsid="001e32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eglos:</text:p>
      <text:p text:style-name="P1"/>
      <text:list xml:id="list1702088762" text:style-name="L1">
        <text:list-item>
          <text:p text:style-name="P4">¿Qué es un arreglo?</text:p>
        </text:list-item>
        <text:list-item>
          <text:p text:style-name="P4">Tipos de arreglo.</text:p>
        </text:list-item>
        <text:list-item>
          <text:p text:style-name="P4">¿Cómo usar un arreglo?</text:p>
        </text:list-item>
        <text:list-item>
          <text:p text:style-name="P4">Recorrer arreglo.</text:p>
        </text:list-item>
        <text:list-item>
          <text:p text:style-name="P4">Funciones importantes en arreglos.</text:p>
        </text:list-item>
        <text:list-item>
          <text:p text:style-name="P4">Ejercicios suma de pares e impares.</text:p>
        </text:list-item>
        <text:list-item>
          <text:p text:style-name="P4">Arreglo multidimensional.</text:p>
        </text:list-item>
        <text:list-item>
          <text:p text:style-name="P4">Recorrer arreglos multidimencionales.</text:p>
        </text:list-item>
        <text:list-item>
          <text:p text:style-name="P4">Obtener posición de un vector.</text:p>
        </text:list-item>
        <text:list-item>
          <text:p text:style-name="P4">Ejercicios con matrices.</text:p>
        </text:list-item>
      </text:list>
      <text:p text:style-name="P2"/>
      <text:p text:style-name="P2">¿Qué es un arreglo? <text:span text:style-name="T1">Variable especial que puede contener mas de un valor a la vez, los valores que estan dentro del arreglo tienen que ser del mismo tipo de dato, se encargado de asignar un identificador a cada valor (indice: de 0 a N). el tamaño de este depende de cuantos elementos contenga el arreglo.</text:span></text:p>
      <text:p text:style-name="P2"><text:tab/></text:p>
      <text:p text:style-name="P3">Tipos de Arreglos: <text:span text:style-name="T1">el tipo se determinara según la dimensión que tenga el arreglo</text:span></text:p>
      <text:p text:style-name="P6">(unidimensional/vector y multidimensional/matrix)</text:p>
      <text:p text:style-name="P7"><text:tab/><text:tab/></text:p>
      <text:p text:style-name="P2">¿Cómo usar un arreglo? <text:span text:style-name="T2">Funciona como cualquier variable, excepto que no almacena un solo valor guarda algunas valores, pueden representarse en varias dimensiones: unidimensionales, bidimensionales, nDimensionales.</text:span></text:p>
      <text:p text:style-name="P2"/>
      <text:p text:style-name="P2">Recorrer arreglo: <text:span text:style-name="T2">utiliza zip, dadas las listas l1 yl2 basta con hacer bucle for v1, v2 in zip (l1,l2) y en cada vuelta de bucle se obtiene sucesivamente un valor de cada lista en variables v1 y v2, ambos de misma posición.</text:span></text:p>
      <text:p text:style-name="P2"/>
      <text:p text:style-name="P2">Funciones importantes en arreglos: <text:span text:style-name="T3">permiten almacenar vectores y matrices, los arreglos undimensionales sirven para manejar vectores y arreglos bidimensionales para matrices.</text:span></text:p>
      <text:p text:style-name="P2"/>
      <text:p text:style-name="P2">Ejercicios suma de pares e impares.</text:p>
      <text:p text:style-name="P2"/>
      <text:p text:style-name="P2">Arreglo multidimensional.</text:p>
      <text:p text:style-name="P2"/>
      <text:p text:style-name="P2">Recorrer arreglos multidimencionales.</text:p>
      <text:p text:style-name="P2"/>
      <text:p text:style-name="P2">Obtener posición de un vector.</text:p>
      <text:p text:style-name="P2"/>
      <text:p text:style-name="P2">Ejercicios de matrices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21:33:49.642724001</meta:creation-date>
    <dc:date>2021-06-27T22:35:28.942537687</dc:date>
    <meta:editing-duration>PT4H34M4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4" meta:word-count="228" meta:character-count="1476" meta:non-whitespace-character-count="1277"/>
  </office:meta>
</office:document-meta>
</file>